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CE0509570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ffffff" draw:fill="gradient" draw:fill-color="#99ccff" draw:fill-gradient-name="Gradient_20_8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color="#f0f0f0" draw:fill="solid" draw:fill-color="#f0f0f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T1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7.597cm" svg:height="20.999cm" svg:x="0.295cm" svg:y="0cm">
          <draw:image xlink:href="Pictures/1000000000000500000003CE05095705.png" xlink:type="simple" xlink:show="embed" xlink:actuate="onLoad">
            <text:p/>
          </draw:image>
        </draw:frame>
        <draw:custom-shape draw:style-name="gr2" draw:text-style-name="P1" draw:layer="layout" svg:width="7.181cm" svg:height="12.545cm" svg:x="0.455cm" svg:y="4.7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81cm" svg:height="0.881cm" svg:x="0.755cm" svg:y="5.37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5.636cm" svg:height="0.806cm" svg:x="1.782cm" svg:y="5.392cm">
          <draw:text-box>
            <text:p text:style-name="P3"><text:span text:style-name="T2">Click </text:span></text:p>
          </draw:text-box>
        </draw:frame>
        <draw:frame draw:style-name="gr4" draw:text-style-name="P4" draw:layer="layout" svg:width="5.636cm" svg:height="0.962cm" svg:x="1.782cm" svg:y="6.492cm">
          <draw:text-box>
            <text:p text:style-name="P4"><text:span text:style-name="T2">Edit</text:span><text:span text:style-name="T3"> </text:span></text:p>
          </draw:text-box>
        </draw:frame>
        <draw:frame draw:style-name="gr4" draw:text-style-name="P3" draw:layer="layout" svg:width="5.636cm" svg:height="0.806cm" svg:x="1.782cm" svg:y="7.792cm">
          <draw:text-box>
            <text:p text:style-name="P3"><text:span text:style-name="T2">Save </text:span></text:p>
          </draw:text-box>
        </draw:frame>
        <draw:frame draw:style-name="gr4" draw:text-style-name="P3" draw:layer="layout" svg:width="3.519cm" svg:height="0.806cm" svg:x="4.181cm" svg:y="8.918cm">
          <draw:text-box>
            <text:p text:style-name="P3"><text:span text:style-name="T2">That's it <text:s/>! </text:span></text:p>
          </draw:text-box>
        </draw:frame>
        <draw:custom-shape draw:style-name="gr3" draw:text-style-name="P2" draw:layer="layout" svg:width="0.881cm" svg:height="0.881cm" svg:x="0.756cm" svg:y="6.57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81cm" svg:height="0.881cm" svg:x="0.757cm" svg:y="7.772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6" draw:text-style-name="P1" draw:layer="layout" svg:width="8.09cm" svg:height="5cm" svg:x="0cm" svg:y="5.6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09cm" svg:height="5cm" svg:x="9.1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09cm" svg:height="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91cm" svg:height="0.881cm" svg:x="0.36cm" svg:y="0.37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5.699cm" svg:height="0.806cm" svg:x="1.399cm" svg:y="0.392cm">
          <draw:text-box>
            <text:p text:style-name="P3"><text:span text:style-name="T2">Clique </text:span></text:p>
          </draw:text-box>
        </draw:frame>
        <draw:frame draw:style-name="gr4" draw:text-style-name="P4" draw:layer="layout" svg:width="5.699cm" svg:height="0.806cm" svg:x="1.399cm" svg:y="1.592cm">
          <draw:text-box>
            <text:p text:style-name="P4"><text:span text:style-name="T2">Edite</text:span></text:p>
          </draw:text-box>
        </draw:frame>
        <draw:frame draw:style-name="gr4" draw:text-style-name="P3" draw:layer="layout" svg:width="5.699cm" svg:height="0.806cm" svg:x="1.399cm" svg:y="2.792cm">
          <draw:text-box>
            <text:p text:style-name="P3"><text:span text:style-name="T2">Sauve</text:span></text:p>
          </draw:text-box>
        </draw:frame>
        <draw:frame draw:style-name="gr4" draw:text-style-name="P3" draw:layer="layout" svg:width="3.558cm" svg:height="0.806cm" svg:x="3.825cm" svg:y="3.918cm">
          <draw:text-box>
            <text:p text:style-name="P3"><text:span text:style-name="T2">Ca y'est ! </text:span></text:p>
          </draw:text-box>
        </draw:frame>
        <draw:custom-shape draw:style-name="gr3" draw:text-style-name="P2" draw:layer="layout" svg:width="0.891cm" svg:height="0.881cm" svg:x="0.361cm" svg:y="1.57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91cm" svg:height="0.881cm" svg:x="0.362cm" svg:y="2.772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81cm" svg:height="0.881cm" svg:x="0.756cm" svg:y="5.97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5.636cm" svg:height="0.806cm" svg:x="1.783cm" svg:y="5.992cm">
          <draw:text-box>
            <text:p text:style-name="P3"><text:span text:style-name="T2">Klicken </text:span></text:p>
          </draw:text-box>
        </draw:frame>
        <draw:frame draw:style-name="gr4" draw:text-style-name="P4" draw:layer="layout" svg:width="5.636cm" svg:height="0.962cm" svg:x="1.783cm" svg:y="7.092cm">
          <draw:text-box>
            <text:p text:style-name="P4"><text:span text:style-name="T2">Verarbeiten</text:span><text:span text:style-name="T3"> </text:span></text:p>
          </draw:text-box>
        </draw:frame>
        <draw:frame draw:style-name="gr4" draw:text-style-name="P3" draw:layer="layout" svg:width="5.636cm" svg:height="0.806cm" svg:x="1.783cm" svg:y="8.392cm">
          <draw:text-box>
            <text:p text:style-name="P3"><text:span text:style-name="T2">Speichern</text:span></text:p>
          </draw:text-box>
        </draw:frame>
        <draw:frame draw:style-name="gr4" draw:text-style-name="P3" draw:layer="layout" svg:width="3.519cm" svg:height="0.806cm" svg:x="4.182cm" svg:y="9.518cm">
          <draw:text-box>
            <text:p text:style-name="P3"><text:span text:style-name="T2">Alles gut ! </text:span></text:p>
          </draw:text-box>
        </draw:frame>
        <draw:custom-shape draw:style-name="gr3" draw:text-style-name="P2" draw:layer="layout" svg:width="0.881cm" svg:height="0.881cm" svg:x="0.757cm" svg:y="7.17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81cm" svg:height="0.881cm" svg:x="0.758cm" svg:y="8.372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81cm" svg:height="0.881cm" svg:x="9.556cm" svg:y="0.17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5.636cm" svg:height="0.806cm" svg:x="10.583cm" svg:y="0.192cm">
          <draw:text-box>
            <text:p text:style-name="P3"><text:span text:style-name="T2">Click </text:span></text:p>
          </draw:text-box>
        </draw:frame>
        <draw:frame draw:style-name="gr4" draw:text-style-name="P4" draw:layer="layout" svg:width="5.636cm" svg:height="0.962cm" svg:x="10.583cm" svg:y="1.292cm">
          <draw:text-box>
            <text:p text:style-name="P4"><text:span text:style-name="T2">Edit</text:span><text:span text:style-name="T3"> </text:span></text:p>
          </draw:text-box>
        </draw:frame>
        <draw:frame draw:style-name="gr4" draw:text-style-name="P3" draw:layer="layout" svg:width="5.636cm" svg:height="0.806cm" svg:x="10.583cm" svg:y="2.592cm">
          <draw:text-box>
            <text:p text:style-name="P3"><text:span text:style-name="T2">Save </text:span></text:p>
          </draw:text-box>
        </draw:frame>
        <draw:frame draw:style-name="gr4" draw:text-style-name="P3" draw:layer="layout" svg:width="3.519cm" svg:height="0.806cm" svg:x="12.982cm" svg:y="3.718cm">
          <draw:text-box>
            <text:p text:style-name="P3"><text:span text:style-name="T2">That's it <text:s/>! </text:span></text:p>
          </draw:text-box>
        </draw:frame>
        <draw:custom-shape draw:style-name="gr3" draw:text-style-name="P2" draw:layer="layout" svg:width="0.881cm" svg:height="0.881cm" svg:x="9.557cm" svg:y="1.37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81cm" svg:height="0.881cm" svg:x="9.558cm" svg:y="2.572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radial" draw:cx="50%" draw:cy="50%" draw:start-color="#e6e6e6" draw:end-color="#666666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2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2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05T21:19:27</meta:creation-date>
    <meta:editing-duration>PT00H59M33S</meta:editing-duration>
    <meta:editing-cycles>5</meta:editing-cycles>
    <dc:date>2010-03-05T22:18:57</dc:date>
    <meta:generator>OpenOffice.org/3.0$Linux OpenOffice.org_project/300m15$Build-9379</meta:generator>
    <meta:document-statistic meta:object-count="58"/>
    <meta:user-defined meta:name="Info 1"/>
    <meta:user-defined meta:name="Info 2"/>
    <meta:user-defined meta:name="Info 3"/>
    <meta:user-defined meta:name="Info 4"/>
  </office:meta>
</office:document-meta>
</file>